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Tu idea es muy potente —pero tal como está, tiene un riesgo claro: si no sistematizas el proceso, te vas a quedar bloqueado o vas a generar contenido inconsistente. Lo que necesitas no es “inspiración”, sino un <text:span text:style-name="Strong_20_Emphasis">método reproducible que genere emoción de forma controlada</text:span>.</text:p>
      <text:p text:style-name="Text_20_body">Voy a proponerte un sistema que combina narrativa, poesía y producción en serie.</text:p>
      <text:p text:style-name="Horizontal_20_Line"/>
      <text:h text:style-name="Heading_20_1" text:outline-level="1">🔥 1. Principio clave: “poesía funcional”</text:h>
      <text:p text:style-name="Text_20_body">No estás escribiendo poesía libre. Estás creando:</text:p>
      <text:list xml:id="list1750489672" text:style-name="L1">
        <text:list-item>
          <text:p text:style-name="P2">micro-episodios narrativos</text:p>
        </text:list-item>
        <text:list-item>
          <text:p text:style-name="P2">con carga emocional</text:p>
        </text:list-item>
        <text:list-item>
          <text:p text:style-name="P2">diseñados para enganchar en X</text:p>
        </text:list-item>
      </text:list>
      <text:p text:style-name="Text_20_body">Cada post debe cumplir 3 funciones:</text:p>
      <text:list xml:id="list3051943383" text:style-name="L2">
        <text:list-item>
          <text:p text:style-name="P3">Avanzar la historia</text:p>
        </text:list-item>
        <text:list-item>
          <text:p text:style-name="P3">Transmitir una idea profunda</text:p>
        </text:list-item>
        <text:list-item>
          <text:p text:style-name="P3">Generar curiosidad (continuidad)</text:p>
        </text:list-item>
      </text:list>
      <text:p text:style-name="Horizontal_20_Line"/>
      <text:h text:style-name="Heading_20_1" text:outline-level="1">🧠 2. El sistema: “Ciclo de Creación en 5 capas”</text:h>
      <text:p text:style-name="Text_20_body">Cada estrofa/post se construye pasando por estas 5 capas:</text:p>
      <text:p text:style-name="Horizontal_20_Line"/>
      <text:h text:style-name="Heading_20_2" text:outline-level="2">1. INTENCIÓN (qué quieres decir)</text:h>
      <text:p text:style-name="Text_20_body">Define una sola idea central.</text:p>
      <text:p text:style-name="Text_20_body">Ejemplos:</text:p>
      <text:list xml:id="list701461590" text:style-name="L3">
        <text:list-item>
          <text:p text:style-name="P4">“La verdad está oculta en el miedo”</text:p>
        </text:list-item>
        <text:list-item>
          <text:p text:style-name="P4">“El conocimiento trasciende el tiempo”</text:p>
        </text:list-item>
        <text:list-item>
          <text:p text:style-name="P4">“No todo lo antiguo está muerto”</text:p>
        </text:list-item>
      </text:list>
      <text:p text:style-name="Text_20_body">👉 Regla: 1 post = 1 idea</text:p>
      <text:p text:style-name="Horizontal_20_Line"/>
      <text:h text:style-name="Heading_20_2" text:outline-level="2"><text:soft-page-break/>2. ESCENA (dónde está Elara)</text:h>
      <text:p text:style-name="Text_20_body">Ubica físicamente el momento.</text:p>
      <text:p text:style-name="Text_20_body">Ejemplos:</text:p>
      <text:list xml:id="list3631546627" text:style-name="L4">
        <text:list-item>
          <text:p text:style-name="P5">Un templo derrumbado cubierto de raíces</text:p>
        </text:list-item>
        <text:list-item>
          <text:p text:style-name="P5">Una cámara subterránea</text:p>
        </text:list-item>
        <text:list-item>
          <text:p text:style-name="P5">Una pared con inscripciones</text:p>
        </text:list-item>
      </text:list>
      <text:p text:style-name="Text_20_body">👉 Esto evita que el texto sea abstracto</text:p>
      <text:p text:style-name="Horizontal_20_Line"/>
      <text:h text:style-name="Heading_20_2" text:outline-level="2">3. DESCUBRIMIENTO (qué encuentra)</text:h>
      <text:p text:style-name="Text_20_body">Aquí aparece el elemento narrativo clave.</text:p>
      <text:p text:style-name="Text_20_body">Ejemplos:</text:p>
      <text:list xml:id="list1362327868" text:style-name="L5">
        <text:list-item>
          <text:p text:style-name="P6">Un símbolo grabado</text:p>
        </text:list-item>
        <text:list-item>
          <text:p text:style-name="P6">Una frase incompleta</text:p>
        </text:list-item>
        <text:list-item>
          <text:p text:style-name="P6">El nombre “Fabhrius”</text:p>
        </text:list-item>
      </text:list>
      <text:p text:style-name="Text_20_body">👉 Este es el “gancho” del post</text:p>
      <text:p text:style-name="Horizontal_20_Line"/>
      <text:h text:style-name="Heading_20_2" text:outline-level="2">4. INTERPRETACIÓN (qué significa)</text:h>
      <text:p text:style-name="Text_20_body">Aquí entra la parte espiritual / filosófica.</text:p>
      <text:p text:style-name="Text_20_body">Ejemplo:</text:p>
      <text:list xml:id="list1958525229" text:style-name="L6">
        <text:list-item>
          <text:p text:style-name="P7">“No era una advertencia… era una invitación”</text:p>
        </text:list-item>
        <text:list-item>
          <text:p text:style-name="P7">“Aquello no hablaba del mundo… hablaba de ella”</text:p>
        </text:list-item>
      </text:list>
      <text:p text:style-name="Horizontal_20_Line"/>
      <text:h text:style-name="Heading_20_2" text:outline-level="2">5. RESONANCIA (golpe final)</text:h>
      <text:p text:style-name="Text_20_body">Una frase corta, poderosa, que se queda en la mente.</text:p>
      <text:p text:style-name="Text_20_body">Ejemplos:</text:p>
      <text:list xml:id="list554660855" text:style-name="L7">
        <text:list-item>
          <text:p text:style-name="P8">“Y entonces lo entendió.”</text:p>
        </text:list-item>
        <text:list-item>
          <text:p text:style-name="P8">“Pero ya era demasiado tarde.”</text:p>
        </text:list-item>
        <text:list-item>
          <text:p text:style-name="P8">“La piedra… estaba viva.”</text:p>
        </text:list-item>
      </text:list>
      <text:p text:style-name="Text_20_body"><text:soft-page-break/>👉 Este es el momento “quoteable”</text:p>
      <text:p text:style-name="Horizontal_20_Line"/>
      <text:h text:style-name="Heading_20_1" text:outline-level="1">✍️ 3. Plantilla base de escritura</text:h>
      <text:p text:style-name="Text_20_body">Puedes usar esta estructura para cada post:</text:p>
      <text:p text:style-name="Preformatted_20_Text"><text:span text:style-name="Source_20_Text">[Escena visual breve]</text:span></text:p>
      <text:p text:style-name="Preformatted_20_Text"/>
      <text:p text:style-name="Preformatted_20_Text"><text:span text:style-name="Source_20_Text">[Acción o descubrimiento]</text:span></text:p>
      <text:p text:style-name="Preformatted_20_Text"/>
      <text:p text:style-name="Preformatted_20_Text"><text:span text:style-name="Source_20_Text">[Mensaje de Fabhrius / símbolo / inscripción]</text:span></text:p>
      <text:p text:style-name="Preformatted_20_Text"/>
      <text:p text:style-name="Preformatted_20_Text"><text:span text:style-name="Source_20_Text">[Reflexión de Elara]</text:span></text:p>
      <text:p text:style-name="Preformatted_20_Text"/>
      <text:p text:style-name="P1"><text:span text:style-name="Source_20_Text">[Frase final contundente]</text:span></text:p>
      <text:p text:style-name="Horizontal_20_Line"/>
      <text:h text:style-name="Heading_20_1" text:outline-level="1">⚡ 4. Ejemplo aplicado</text:h>
      <text:p text:style-name="Text_20_body">Idea: <text:span text:style-name="Emphasis">El conocimiento antiguo sigue vivo</text:span></text:p>
      <text:p text:style-name="Preformatted_20_Text"><text:span text:style-name="Source_20_Text">Las ruinas no estaban vacías.</text:span></text:p>
      <text:p text:style-name="Preformatted_20_Text"/>
      <text:p text:style-name="Preformatted_20_Text"><text:span text:style-name="Source_20_Text">Elara pasó su mano sobre la piedra agrietada.</text:span></text:p>
      <text:p text:style-name="Preformatted_20_Text"><text:span text:style-name="Source_20_Text">Sintió calor.</text:span></text:p>
      <text:p text:style-name="Preformatted_20_Text"/>
      <text:p text:style-name="Preformatted_20_Text"><text:span text:style-name="Source_20_Text">Había palabras grabadas, casi borradas por el tiempo:</text:span></text:p>
      <text:p text:style-name="Preformatted_20_Text"/>
      <text:p text:style-name="Preformatted_20_Text"><text:span text:style-name="Source_20_Text">"El conocimiento no muere.</text:span></text:p>
      <text:p text:style-name="Preformatted_20_Text"><text:span text:style-name="Source_20_Text">Es olvidado."</text:span></text:p>
      <text:p text:style-name="Preformatted_20_Text"/>
      <text:p text:style-name="Preformatted_20_Text"><text:span text:style-name="Source_20_Text">Debajo, un nombre:</text:span></text:p>
      <text:p text:style-name="Preformatted_20_Text"><text:span text:style-name="Source_20_Text">Fabhrius.</text:span></text:p>
      <text:p text:style-name="Preformatted_20_Text"/>
      <text:p text:style-name="Preformatted_20_Text"><text:span text:style-name="Source_20_Text">Elara cerró los ojos.</text:span></text:p>
      <text:p text:style-name="Preformatted_20_Text"/>
      <text:p text:style-name="Preformatted_20_Text"><text:span text:style-name="Source_20_Text">Aquello no era un mensaje.</text:span></text:p>
      <text:p text:style-name="Preformatted_20_Text"><text:span text:style-name="Source_20_Text">Era una advertencia.</text:span></text:p>
      <text:p text:style-name="Preformatted_20_Text"/>
      <text:p text:style-name="Preformatted_20_Text"><text:span text:style-name="Source_20_Text">Y alguien…</text:span></text:p>
      <text:p text:style-name="P1"><text:span text:style-name="Source_20_Text">la estaba esperando.</text:span></text:p>
      <text:p text:style-name="Horizontal_20_Line"/>
      <text:h text:style-name="Heading_20_1" text:outline-level="1">🏭 5. Cómo agilizar el proceso (esto es clave)</text:h>
      <text:p text:style-name="Text_20_body">Aquí está la diferencia entre avanzar lento… o construir una máquina de contenido.</text:p>
      <text:p text:style-name="Horizontal_20_Line"/>
      <text:h text:style-name="Heading_20_2" text:outline-level="2"><text:soft-page-break/>A. Crear “bibliotecas creativas”</text:h>
      <text:p text:style-name="Text_20_body">Prepara listas reutilizables:</text:p>
      <text:h text:style-name="Heading_20_3" text:outline-level="3">1. Escenarios</text:h>
      <text:list xml:id="list3316133449" text:style-name="L8">
        <text:list-item>
          <text:p text:style-name="P9">templos en ruinas</text:p>
        </text:list-item>
        <text:list-item>
          <text:p text:style-name="P9">bibliotecas enterradas</text:p>
        </text:list-item>
        <text:list-item>
          <text:p text:style-name="P9">cuevas con símbolos</text:p>
        </text:list-item>
        <text:list-item>
          <text:p text:style-name="P9">torres abandonadas</text:p>
        </text:list-item>
      </text:list>
      <text:h text:style-name="Heading_20_3" text:outline-level="3">2. Descubrimientos</text:h>
      <text:list xml:id="list1722010426" text:style-name="L9">
        <text:list-item>
          <text:p text:style-name="P10">inscripciones</text:p>
        </text:list-item>
        <text:list-item>
          <text:p text:style-name="P10">símbolos desconocidos</text:p>
        </text:list-item>
        <text:list-item>
          <text:p text:style-name="P10">nombres repetidos</text:p>
        </text:list-item>
        <text:list-item>
          <text:p text:style-name="P10">fragmentos rotos</text:p>
        </text:list-item>
      </text:list>
      <text:h text:style-name="Heading_20_3" text:outline-level="3">3. Frases de Fabhrius</text:h>
      <text:p text:style-name="Text_20_body">Escribe 20–50 frases base:</text:p>
      <text:list xml:id="list3191429552" text:style-name="L10">
        <text:list-item>
          <text:p text:style-name="P11">“La verdad no se encuentra. Se recuerda.”</text:p>
        </text:list-item>
        <text:list-item>
          <text:p text:style-name="P11">“El miedo protege aquello que no entiendes.”</text:p>
        </text:list-item>
        <text:list-item>
          <text:p text:style-name="P11">“Solo quien duda… ve.”</text:p>
        </text:list-item>
      </text:list>
      <text:p text:style-name="Text_20_body">👉 Luego las reutilizas y adaptas</text:p>
      <text:p text:style-name="Horizontal_20_Line"/>
      <text:h text:style-name="Heading_20_2" text:outline-level="2">B. Producción por lotes (batching)</text:h>
      <text:p text:style-name="Text_20_body">En lugar de crear 1 post:</text:p>
      <text:p text:style-name="Text_20_body">Haz sesiones así:</text:p>
      <text:list xml:id="list2675099984" text:style-name="L11">
        <text:list-item>
          <text:p text:style-name="P12">Define 10 ideas (intención)</text:p>
        </text:list-item>
        <text:list-item>
          <text:p text:style-name="P12">Asigna escena a cada una</text:p>
        </text:list-item>
        <text:list-item>
          <text:p text:style-name="P12">Añade descubrimiento</text:p>
        </text:list-item>
        <text:list-item>
          <text:p text:style-name="P12">Escribe todas las estrofas</text:p>
        </text:list-item>
      </text:list>
      <text:p text:style-name="Text_20_body">👉 Resultado: 10–20 posts en una sesión</text:p>
      <text:p text:style-name="Horizontal_20_Line"/>
      <text:h text:style-name="Heading_20_2" text:outline-level="2"><text:soft-page-break/>C. Sistema de progresión narrativa</text:h>
      <text:p text:style-name="Text_20_body">Divide la historia en fases:</text:p>
      <text:list xml:id="list2035799155" text:style-name="L12">
        <text:list-item>
          <text:p text:style-name="P13">Descubrimiento (misterio)</text:p>
        </text:list-item>
        <text:list-item>
          <text:p text:style-name="P13">Conexión (Fabhrius parece conocerla)</text:p>
        </text:list-item>
        <text:list-item>
          <text:p text:style-name="P13">Revelación (ideas profundas)</text:p>
        </text:list-item>
        <text:list-item>
          <text:p text:style-name="P13">Amenaza (alguien más busca el conocimiento)</text:p>
        </text:list-item>
        <text:list-item>
          <text:p text:style-name="P13">Transformación (Elara cambia)</text:p>
        </text:list-item>
      </text:list>
      <text:p text:style-name="Text_20_body">👉 Esto evita que los posts sean repetitivos</text:p>
      <text:p text:style-name="Horizontal_20_Line"/>
      <text:h text:style-name="Heading_20_2" text:outline-level="2">D. Regla de oro: dejar preguntas abiertas</text:h>
      <text:p text:style-name="Text_20_body">Cada post debe generar al menos una:</text:p>
      <text:list xml:id="list2541186162" text:style-name="L13">
        <text:list-item>
          <text:p text:style-name="P14">¿Quién es Fabhrius?</text:p>
        </text:list-item>
        <text:list-item>
          <text:p text:style-name="P14">¿Por qué le habla a ella?</text:p>
        </text:list-item>
        <text:list-item>
          <text:p text:style-name="P14">¿Está viva esa civilización?</text:p>
        </text:list-item>
      </text:list>
      <text:p text:style-name="Horizontal_20_Line"/>
      <text:h text:style-name="Heading_20_1" text:outline-level="1">🎯 6. Fórmula rápida (para cuando estés bloqueado)</text:h>
      <text:p text:style-name="Text_20_body">Si no sabes qué escribir, usa esto:</text:p>
      <text:p text:style-name="Preformatted_20_Text"><text:span text:style-name="Source_20_Text">Elara + [verbo sensorial] + [entorno]</text:span></text:p>
      <text:p text:style-name="Preformatted_20_Text"/>
      <text:p text:style-name="Preformatted_20_Text"><text:span text:style-name="Source_20_Text">Encuentra + [objeto misterioso]</text:span></text:p>
      <text:p text:style-name="Preformatted_20_Text"/>
      <text:p text:style-name="Preformatted_20_Text"><text:span text:style-name="Source_20_Text">Lee + [frase de Fabhrius]</text:span></text:p>
      <text:p text:style-name="Preformatted_20_Text"/>
      <text:p text:style-name="Preformatted_20_Text"><text:span text:style-name="Source_20_Text">Duda / siente / recuerda</text:span></text:p>
      <text:p text:style-name="Preformatted_20_Text"/>
      <text:p text:style-name="P1"><text:span text:style-name="Source_20_Text">Frase final impactante</text:span></text:p>
      <text:p text:style-name="Horizontal_20_Line"/>
      <text:h text:style-name="Heading_20_1" text:outline-level="1">🚀 7. Siguiente paso</text:h>
      <text:p text:style-name="Text_20_body">Si quieres, podemos hacer esto mucho más potente:</text:p>
      <text:list xml:id="list2011441513" text:style-name="L14">
        <text:list-item>
          <text:p text:style-name="P15">Crear juntos una <text:span text:style-name="Strong_20_Emphasis">biblioteca de 30 frases de Fabhrius</text:span></text:p>
        </text:list-item>
        <text:list-item>
          <text:p text:style-name="P15"><text:soft-page-break/>Diseñar los <text:span text:style-name="Strong_20_Emphasis">primeros 10 posts de la campaña</text:span></text:p>
        </text:list-item>
        <text:list-item>
          <text:p text:style-name="P15">Definir el <text:span text:style-name="Strong_20_Emphasis">primer arco narrativo completo para X</text:span></text:p>
        </text:list-item>
      </text:list>
      <text:p text:style-name="Text_20_body">Y algo importante:<text:line-break/>tu contenido no está fallando por calidad… está fallando por <text:span text:style-name="Strong_20_Emphasis">falta de volumen + consistencia + sistema</text:span>.</text:p>
      <text:p text:style-name="Text_20_body">Si conviertes esto en una máquina, cambia todo.</text:p>
      <text:p text:style-name="Horizontal_20_Line"/>
      <text:p text:style-name="Text_20_body">¿Quieres que ahora construyamos los primeros 5–10 posts siguiendo este métod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10T11:31:44.497000000</meta:creation-date>
    <dc:date>2026-04-10T11:32:49.761000000</dc:date>
    <meta:editing-duration>PT1M5S</meta:editing-duration>
    <meta:editing-cycles>1</meta:editing-cycles>
    <meta:document-statistic meta:table-count="0" meta:image-count="0" meta:object-count="0" meta:page-count="6" meta:paragraph-count="124" meta:word-count="707" meta:character-count="4158" meta:non-whitespace-character-count="3624"/>
    <meta:generator>LibreOffice/7.3.5.2$Windows_X86_64 LibreOffice_project/184fe81b8c8c30d8b5082578aee2fed2ea847c01</meta:generator>
  </office:meta>
</office:document-meta>
</file>